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971" officeooo:paragraph-rsid="00119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n dolda och tvetydiga matematiken</text:p>
      <text:p text:style-name="Subtitle">Vanliga missuppfattningar i algebra och aritmeti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5:03.304502491</meta:creation-date>
    <dc:date>2018-06-14T17:57:17.249901138</dc:date>
    <meta:editing-duration>PT2M20S</meta:editing-duration>
    <meta:editing-cycles>2</meta:editing-cycles>
    <meta:generator>LibreOffice/6.0.2.1$Linux_x86 LibreOffice_project/00m0$Build-1</meta:generator>
    <meta:document-statistic meta:table-count="0" meta:image-count="0" meta:object-count="0" meta:page-count="1" meta:paragraph-count="2" meta:word-count="11" meta:character-count="84" meta:non-whitespace-character-count="75"/>
  </office:meta>
</office:document-meta>
</file>